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halkboard1" svg:font-family="Chalkboard" style:font-pitch="variable"/>
    <style:font-face style:name="Chalkboard" svg:font-family="Chalkboar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style:style>
    <style:style style:name="P2" style:family="paragraph" style:parent-style-name="Standard">
      <style:text-properties style:font-name="Courier" fo:font-size="12pt" style:font-size-asian="12pt" style:font-size-complex="12pt"/>
    </style:style>
    <style:style style:name="P3" style:family="paragraph" style:parent-style-name="Standard">
      <style:paragraph-properties fo:text-align="start" style:justify-single-word="false"/>
      <style:text-properties style:font-name="Courier"/>
    </style:style>
    <style:style style:name="P4" style:family="paragraph" style:parent-style-name="Standard">
      <style:paragraph-properties fo:text-align="start" style:justify-single-word="false"/>
    </style:style>
    <style:style style:name="P5" style:family="paragraph" style:parent-style-name="Standard">
      <style:text-properties style:font-name="Chalkboard1"/>
    </style:style>
    <style:style style:name="P6" style:family="paragraph" style:parent-style-name="Standard">
      <style:text-properties style:font-name="Chalkboard1" fo:font-size="10pt" style:font-size-asian="10pt" style:font-size-complex="10pt"/>
    </style:style>
    <style:style style:name="P7" style:family="paragraph" style:parent-style-name="Standard">
      <style:text-properties style:font-name="Chalkboard1" fo:font-size="12pt" style:font-size-asian="12pt" style:font-size-complex="12pt"/>
    </style:style>
    <style:style style:name="P8" style:family="paragraph" style:parent-style-name="Standard">
      <style:text-properties style:font-name="Chalkboard1" fo:font-weight="bold" style:font-weight-asian="bold" style:font-weight-complex="bold"/>
    </style:style>
    <style:style style:name="P9" style:family="paragraph" style:parent-style-name="Standard">
      <style:text-properties style:font-name="Chalkboard1" fo:font-weight="normal" style:font-weight-asian="normal" style:font-weight-complex="normal"/>
    </style:style>
    <style:style style:name="P10" style:family="paragraph" style:parent-style-name="Standard">
      <style:text-properties style:font-name="Chalkboar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style:font-name="Chalkboard1"/>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Times New Roman"/>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paragraph-properties fo:padding="0.0291in" fo:border-left="none" fo:border-right="none" fo:border-top="none" fo:border-bottom="0.0008in solid #000000" style:join-border="false"/>
      <style:text-properties style:font-name="Chalkboard1" fo:font-size="12pt" style:font-size-asian="12pt" style:font-size-complex="12pt"/>
    </style:style>
    <style:style style:name="P19" style:family="paragraph" style:parent-style-name="Standard">
      <style:paragraph-properties fo:padding="0.0291in" fo:border-left="none" fo:border-right="none" fo:border-top="none" fo:border-bottom="0.0008in solid #000000" style:join-border="false"/>
      <style:text-properties style:font-name="Chalkboard1"/>
    </style:style>
    <style:style style:name="P20" style:family="paragraph" style:parent-style-name="Text_20_body">
      <style:paragraph-properties fo:padding="0.0291in" fo:border-left="none" fo:border-right="none" fo:border-top="none" fo:border-bottom="0.0008in solid #000000" style:join-border="false"/>
      <style:text-properties style:font-name="Chalkboard1"/>
    </style:style>
    <style:style style:name="P21" style:family="paragraph" style:parent-style-name="Standard">
      <style:paragraph-properties fo:margin-left="0in" fo:margin-right="0in" fo:text-indent="0in" style:auto-text-indent="false"/>
      <style:text-properties style:font-name="Chalkboard1"/>
    </style:style>
    <style:style style:name="P22" style:family="paragraph" style:parent-style-name="Standard">
      <style:paragraph-properties fo:margin-left="0in" fo:margin-right="0in" fo:text-indent="0in" style:auto-text-indent="false"/>
      <style:text-properties style:font-name="Chalkboard1" fo:font-weight="bold"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style:font-name="Chalkboard1" fo:font-weight="normal" style:font-weight-asian="normal" style:font-weight-complex="normal"/>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master-page-name="">
      <style:paragraph-properties fo:margin-left="0in" fo:margin-right="0in" fo:text-indent="0in" style:auto-text-indent="false" style:page-number="auto">
        <style:tab-stops/>
      </style:paragraph-properties>
    </style:style>
    <style:style style:name="P26" style:family="paragraph" style:parent-style-name="Text_20_body">
      <style:text-properties style:font-name="Chalkboard1"/>
    </style:style>
    <style:style style:name="P27" style:family="paragraph" style:parent-style-name="Text_20_body">
      <style:text-properties style:font-name="Chalkboard1" fo:font-weight="bold" style:font-weight-asian="bold" style:font-weight-complex="bold"/>
    </style:style>
    <style:style style:name="P28" style:family="paragraph" style:parent-style-name="Text_20_body">
      <style:text-properties style:font-name="Chalkboard1" fo:font-weight="normal" style:font-weight-asian="normal" style:font-weight-complex="normal"/>
    </style:style>
    <style:style style:name="P29" style:family="paragraph" style:parent-style-name="Text_20_body">
      <style:text-properties style:font-name="Courier"/>
    </style:style>
    <style:style style:name="P30" style:family="paragraph" style:parent-style-name="Text_20_body">
      <style:text-properties style:font-name="Times New Roman"/>
    </style:style>
    <style:style style:name="P31" style:family="paragraph" style:parent-style-name="Heading">
      <style:text-properties fo:font-size="16pt" style:font-size-asian="16pt" style:font-size-complex="16pt"/>
    </style:style>
    <style:style style:name="P32" style:family="paragraph" style:parent-style-name="Standard" style:list-style-name="L1"/>
    <style:style style:name="P33" style:family="paragraph" style:parent-style-name="Standard">
      <style:text-properties style:font-name="Chalkboard1"/>
    </style:style>
    <style:style style:name="P34" style:family="paragraph" style:parent-style-name="Standard">
      <style:text-properties style:font-name="Chalkboard1" fo:font-size="12pt" style:font-size-asian="12pt" style:font-size-complex="12pt"/>
    </style:style>
    <style:style style:name="P35" style:family="paragraph" style:parent-style-name="Standard" style:list-style-name="L2">
      <style:paragraph-properties fo:margin-left="0in" fo:margin-right="0in" fo:text-indent="-0.25in" style:auto-text-indent="false"/>
    </style:style>
    <style:style style:name="P36" style:family="paragraph" style:parent-style-name="Standard">
      <style:paragraph-properties fo:margin-left="0.4925in" fo:margin-right="0in" fo:text-indent="0in" style:auto-text-indent="false"/>
      <style:text-properties style:font-name="Chalkboard1"/>
    </style:style>
    <style:style style:name="P37" style:family="paragraph" style:parent-style-name="Heading_20_3">
      <style:text-properties fo:font-weight="bold" style:font-weight-asian="bold" style:font-weight-complex="bold"/>
    </style:style>
    <style:style style:name="P38" style:family="paragraph" style:parent-style-name="Heading_20_3">
      <style:text-properties style:font-name="Arial"/>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halkboard1"/>
    </style:style>
    <style:style style:name="T5" style:family="text">
      <style:text-properties style:font-name="Chalkboard1" fo:font-weight="bold" style:font-weight-asian="bold" style:font-weight-complex="bold"/>
    </style:style>
    <style:style style:name="T6" style:family="text">
      <style:text-properties style:font-name="Chalkboard1"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ocumentation for the Spliced Leader ADDition (SLADD) program package for SLT analysis</text:p>
      <text:p text:style-name="Standard">Copyright Daniel Nilsson, 2009-2010. Released under the Perl Artistic license 2.0.</text:p>
      <text:h text:style-name="Heading_20_3" text:outline-level="3">Target audience</text:h>
      <text:p text:style-name="Standard">This is primarily written for someone with a modest basic knowledge of POSIX operating systems, i.e. who is able to create, inspect and organise files, links and directories, and has a workable understanding of the concepts of processes, shells, hierarcical file systems and environment variables. But it should also be useful as some kind of starting point for a more advanced user/developer, or just for getting a feel for how the pipeline works.</text:p>
      <text:h text:style-name="Heading_20_3" text:outline-level="3">Prerequisites for full useability</text:h>
      <text:list xml:id="list1990551754" text:style-name="L1">
        <text:list-item>
          <text:p text:style-name="P32">a somewhat POSIX compliant operating system (e.g. Linux, MacOSX)</text:p>
        </text:list-item>
        <text:list-item>
          <text:p text:style-name="P32">a working bash interpreter (available in almost all of the above)</text:p>
        </text:list-item>
        <text:list-item>
          <text:p text:style-name="P32">a working perl installation (perl 5.8.8 and 5.8.9 tested, but any perl5 should be fine, and is available in almost all of the above)</text:p>
        </text:list-item>
        <text:list-item>
          <text:p text:style-name="P32">a working installation of R (http://www.r-project.org/)</text:p>
        </text:list-item>
        <text:list-item>
          <text:p text:style-name="P32">The <text:span text:style-name="T2">BioPerl </text:span>library (<text:a xlink:type="simple" xlink:href="http://www.bioperl.org/">http://www.bioperl.org</text:a>, tested with bioperl-1.6.0).</text:p>
        </text:list-item>
        <text:list-item>
          <text:p text:style-name="P32">The BIO SAGE Comparison perl module (<text:a xlink:type="simple" xlink:href="http://search.cpan.org/~SCOTTZED/Bio-SAGE-Comparison-1.00/">http://search.cpan.org/~SCOTTZED/Bio-SAGE-Comparison-1.00/</text:a>, tested with 1.00)</text:p>
        </text:list-item>
        <text:list-item>
          <text:p text:style-name="P32">The text-NSP perl module, for an implementation of Fishers exact test. (<text:a xlink:type="simple" xlink:href="http://search.cpan.org/~tpederse/Text-NSP-1.11">http://search.cpan.org/~tpederse/Text-NSP-1.11</text:a>, Tested with 1.09 and 1.11.)</text:p>
        </text:list-item>
        <text:list-item>
          <text:p text:style-name="P32">the short read alignment program <text:span text:style-name="T2">Maq</text:span> <text:a xlink:type="simple" xlink:href="http://maq.sourceforge.net/">http://maq.sourceforge.net/</text:a></text:p>
        </text:list-item>
        <text:list-item>
          <text:p text:style-name="P32">seqlogo, from the Weblogo package (http://weblogo.berkeley.edu/)</text:p>
        </text:list-item>
      </text:list>
      <text:p text:style-name="Standard"/>
      <text:p text:style-name="Standard">At unibe, installations have been made on</text:p>
      <text:p text:style-name="Standard"><text:tab/>Ubelix (Linux cluster), </text:p>
      <text:p text:style-name="Standard"><text:tab/>izbhouston (MacOSX) and </text:p>
      <text:p text:style-name="Standard"><text:tab/>izbalicante (Linux).</text:p>
      <text:p text:style-name="Standard">See the <text:span text:style-name="T2">nilsson</text:span> and <text:span text:style-name="T2">daniel</text:span><text:span text:style-name="T3"> home directories for details.</text:span></text:p>
      <text:h text:style-name="P37" text:outline-level="3">Conventions</text:h>
      <text:p text:style-name="Text_20_body">A couple of different fonts are used in this tutorial. </text:p>
      <text:p text:style-name="P29">uname -a; uptime; df -h; pwd</text:p>
      <text:p text:style-name="P30"><text:tab/>Fixed space courier for shell commands to type at the terminal prompt.</text:p>
      <text:p text:style-name="P26">/root/.[&lt;shell&gt;_]profile</text:p>
      <text:p text:style-name="P16">Chalkboard for filenames. [] for optional parts, &lt;&gt; for variable content. Also used for file contents and environment variables.</text:p>
      <text:h text:style-name="Heading_20_3" text:outline-level="3">Configuring the package upon installation at a new host computer</text:h>
      <text:p text:style-name="Text_20_body">Obtain and extract the package.</text:p>
      <text:p text:style-name="P29">tar zxf sladd.releasedate.tgz</text:p>
      <text:p text:style-name="Standard">Ensure all prerequisites are installed, note the paths for maq and seqlogo, for setting the appropriate <text:s/>environment variables, either for each run or for each user in their <text:span text:style-name="T4">.profile. </text:span>See the section on running the pipeline for details.</text:p>
      <text:p text:style-name="Standard"><text:soft-page-break/></text:p>
      <text:p text:style-name="Text_20_body">Ensure that the standard POSIX components such as grep, awk, head and cut are on the users search path, and bash is present or linked from /bin/bash, as well as perl from /usr/bin/perl. This is the typical setup for MacOSX and Linux. If you have a local BioPerl installation, rather than a system wide one, ensure that perl can find it, e.g. by pointing your <text:s/>PERL5LIB environment variable to it.</text:p>
      <text:h text:style-name="Heading_20_3" text:outline-level="3">Preparing sequencing data</text:h>
      <text:p text:style-name="Standard">Previous batches of sequences have arrived as fastq format (<text:a xlink:type="simple" xlink:href="http://en.wikipedia.org/wiki/FASTQ_format">http://en.wikipedia.org/wiki/FASTQ_format</text:a>) read files, separated according to size. You will first need to decide on an insert size cutoff, and then concatenate the corresponding size files to one big readfile for each library.</text:p>
      <text:p text:style-name="Standard"/>
      <text:p text:style-name="P2">cat Size_2[456789]*fastq Size_3[0123456789]* Size_4[0123456789]* Size_5[0123456789]* Size_6[0123456789]* Size_7[0123456789]* &gt; GDG-1.Size24andup.fastq</text:p>
      <text:p text:style-name="P2"/>
      <text:p text:style-name="Standard">The <text:span text:style-name="T2">naming convention</text:span> is <text:span text:style-name="T6">libname.sizefilterdesc.fastq</text:span><text:span text:style-name="T3">. This is now your </text:span><text:span text:style-name="T6">tagfile.fastq</text:span><text:span text:style-name="T3">.</text:span></text:p>
      <text:h text:style-name="Heading_20_3" text:outline-level="3">Preparing template reference sequence data</text:h>
      <text:p text:style-name="P4">Obtain template reference sequence fasta sequence and genome annotation gff files from an appropriate source, e.g. the Tr iTrypDB downloads area (<text:a xlink:type="simple" xlink:href="http://tritrypdb.org/common/downloads">http://tritrypdb.org/common/downloads</text:a><text:a xlink:type="simple" xlink:href="http://tritrypdb.org/common/downloads/release-2.0/Tbrucei/">)</text:a>.</text:p>
      <text:p text:style-name="P4"/>
      <text:p text:style-name="P1">wget http://tritrypdb.org/common/downloads/release-2.0/Tbrucei/TbruceiTreu927Genomic_TriTrypDB-2.0.fasta</text:p>
      <text:p text:style-name="P3"/>
      <text:p text:style-name="P1">wget http://tritrypdb.org/common/downloads/release-2.0/Tbrucei/TbruceiTreu927_TriTrypDB-2.0.gff</text:p>
      <text:p text:style-name="P1"/>
      <text:p text:style-name="P4">Rename or relink so that the pipeline can find files named according to the convention</text:p>
      <text:p text:style-name="Standard"><text:span text:style-name="T2">refsequencename.fasta</text:span> and <text:span text:style-name="T2">refsequencename.gff</text:span> in the same directory</text:p>
      <text:p text:style-name="Standard"/>
      <text:p text:style-name="P1">ln -s TbruceiTreu927Genomic_TriTrypDB-2.0.fasta TbruceiTreu927_TriTrypDB-2.0.fasta</text:p>
      <text:h text:style-name="Heading_20_3" text:outline-level="3">Running the main mapping and analysis pipeline</text:h>
      <text:p text:style-name="Standard">The pipeline is run in the directory where you store your datafiles. It generates a considerable number of files, including leftover temporary files, partial results files in addition to your desired results. It is advised to use separate directories for each compartive project. The pipeline is sensitive to timestamps. If a rawdata file is replaced, and the pipeline rerun, results files older than the new rawdata file (or significant intermediate results file, or generating script) will be replaced with new ones. That is a nifty feature, but nothing to worry about that right now. It may come in handy if you need to change only some part of the project later.</text:p>
      <text:p text:style-name="Standard"/>
      <text:p text:style-name="Standard"><text:span text:style-name="T2">Environment:</text:span> Several bash environment variables influence the pipeline behaviour.</text:p>
      <text:p text:style-name="Standard">Here are the most prominent ones, and their default values in parentheses. </text:p>
      <text:p text:style-name="Standard"/>
      <text:p text:style-name="P5">BINDIR<text:tab/><text:tab/>(~/install/bin)</text:p>
      <text:p text:style-name="P15">Set this to where your copy of the pipeline scripts is located.</text:p>
      <text:p text:style-name="P5">MAQBIN<text:tab/><text:tab/>(~/install/maq-0.7.1/maq)</text:p>
      <text:p text:style-name="P15">Set this to where your MAQ alignment binary is located.</text:p>
      <text:p text:style-name="P5">SEQLOGOBIN<text:tab/>(~/install/weblogo/seqlogo)</text:p>
      <text:p text:style-name="Text_20_body"><text:soft-page-break/><text:span text:style-name="T1"><text:tab/></text:span>Set this to where your seqlogo script resides.</text:p>
      <text:p text:style-name="P5">single<text:tab/><text:tab/><text:tab/>(yes)</text:p>
      <text:p text:style-name="P15">Do worry about producing a single mapper/high confidence set.</text:p>
      <text:p text:style-name="P5">alqt<text:tab/><text:tab/><text:tab/>(30)</text:p>
      <text:p text:style-name="P15">Threshold for alignment quality for inclusion in the higher confidence set. Keep above 1 to keep multimappers out of the low confidence set.</text:p>
      <text:p text:style-name="P5">runuorf<text:tab/><text:tab/>(no)</text:p>
      <text:p text:style-name="Text_20_body"><text:tab/>Run uORF and N-terminal extension analyses (time consuming).</text:p>
      <text:p text:style-name="P5">uorfutrcutofflen<text:tab/>(2000)</text:p>
      <text:p text:style-name="Text_20_body"><text:tab/>Introduce a cutoff on the number of bases of UTR sequence to search for uORFs in.</text:p>
      <text:p text:style-name="P5">utrcutoff<text:tab/><text:tab/>(0)</text:p>
      <text:p text:style-name="Text_20_body"><text:tab/>Introduce a cutoff on the number of bases of UTR sequence in the gene attribution step. 0 <text:tab/>means no restriction, i.e. arbitrarily long UTRs are allowed. </text:p>
      <text:p text:style-name="P5">plotsplicesites<text:tab/>(yes)</text:p>
      <text:p text:style-name="Text_20_body"><text:tab/>Do worry about extracting sequences surrounding splicesites and draw pretty logos for them.<text:tab/></text:p>
      <text:p text:style-name="Text_20_body"/>
      <text:p text:style-name="Standard">The pipeline itself then takes <text:span text:style-name="T2">tagfile.fastq</text:span><text:span text:style-name="T3"> and </text:span><text:span text:style-name="T2">refsequencename.fasta </text:span><text:span text:style-name="T3">for mandatory arguments. A third, optional parameter. Set this to whatever your target gene features are named in the </text:span><text:span text:style-name="T2">refsequencename.gff</text:span><text:span text:style-name="T3">.</text:span></text:p>
      <text:p text:style-name="P11"/>
      <text:p text:style-name="P9">run_maq.sh &lt;tagfile.fastq&gt; &lt;referenecesequencename.fasta&gt; [gene_feature_type(gene)]</text:p>
      <text:p text:style-name="P5"/>
      <text:p text:style-name="Standard">Assuming you use the bash shell interpreter, you would set these using <text:span text:style-name="T1">export</text:span>. On Ubelix, you will need to submit a batch job to the queue. Here is what a typical batch file would look like:</text:p>
      <text:p text:style-name="P17"/>
      <text:p text:style-name="P7">#!/bin/bash</text:p>
      <text:p text:style-name="P7"/>
      <text:p text:style-name="P7">export <text:s/>PERL5LIB=/home/ubelix/izb/nilsson/lib/lib64/perl5/site_perl/5.8.8:/home/ubelix/izb/nilsson/src/sladd</text:p>
      <text:p text:style-name="P7"/>
      <text:p text:style-name="P7">export BINDIR=~/src/sladd</text:p>
      <text:p text:style-name="P7">export MAQBIN=~/bin/maq</text:p>
      <text:p text:style-name="P7">export SEQLOGOBIN=~/src/weblogo/seqlogo</text:p>
      <text:p text:style-name="P7">export single=yes</text:p>
      <text:p text:style-name="P7">export uorfutrcutofflen=2000</text:p>
      <text:p text:style-name="P7">export runuorf=yes</text:p>
      <text:p text:style-name="P7">export plotsplicesites=yes</text:p>
      <text:p text:style-name="P7"/>
      <text:p text:style-name="P18">$BINDIR/run_maq.sh GDG-4.size24andup.fastq Tbrucei_TriTrypDB-1.1.fasta mRNA</text:p>
      <text:p text:style-name="P6">filename: sladdlampa-gdg-4.sh</text:p>
      <text:p text:style-name="Standard"/>
      <text:p text:style-name="Standard">Please refer to the qsub manual/the ubelix user pages for details on how to submit the job.</text:p>
      <text:p text:style-name="Standard">On your own computer, or one of the smaller linux/osx boxes mentioned, you could just go with </text:p>
      <text:p text:style-name="P6"/>
      <text:p text:style-name="P2">export BINDIR=~daniel/src/sladd</text:p>
      <text:p text:style-name="P2"><text:soft-page-break/></text:p>
      <text:p text:style-name="P2">export MAQBIN=~daniel/bin/maq</text:p>
      <text:p text:style-name="P2"/>
      <text:p text:style-name="P2">$BINDIR/run_maq.sh GDG-1.Size24andup.fastq TbruceiTreu927_TriTrypDB-2.0.fasta mRNA</text:p>
      <text:p text:style-name="Standard"/>
      <text:p text:style-name="Standard">This will generate a set of useful (and a set of rather useless ;-) files:</text:p>
      <text:p text:style-name="Standard"/>
      <text:p text:style-name="P5"><text:span text:style-name="T3">&lt;tagfile&gt;_vs_&lt;refsequencename&gt;.&lt;maq&gt;map.</text:span><text:span text:style-name="T2">counts.summary</text:span></text:p>
      <text:p text:style-name="Standard"><text:tab/>A summary file, containing most of the overall results and statistics from the library. <text:tab/>Viewable in any text editor.</text:p>
      <text:p text:style-name="P12"/>
      <text:p text:style-name="P5"><text:span text:style-name="T3">&lt;tagfile&gt;_vs_&lt;refsequencename&gt;.&lt;maq&gt;map</text:span><text:span text:style-name="T2">[.q&lt;cutoff&gt;].counts.tab</text:span></text:p>
      <text:p text:style-name="P13">Tabular files containing tag counts, splicesites and so on on a per gene basis. All q30 files contain the same as their counterpart except only using the high quality, single mapping tags. Can be viewed in any texteditor or imported into a spreadsheet program, but take care to mark comma separated columns (UTRlen, Sladdpos, ...) as text fields, otherwise the spreadsheet program could interprete these as very large numbers, with commas separating thousands, depending how you have your number locale set.</text:p>
      <text:p text:style-name="Standard"/>
      <text:p text:style-name="P8"><text:span text:style-name="T3">&lt;tagfile&gt;_vs_&lt;refsequencename&gt;.&lt;maq&gt;map</text:span>[.&lt;chromosome&gt;][.q&lt;cutoff&gt;].crunch.gff</text:p>
      <text:p text:style-name="P13">GFF3 file (<text:a xlink:type="simple" xlink:href="http://www.sequenceontology.org/gff3.shtml">http://www.sequenceontology.org/gff3.shtml</text:a>) for loading onto gbrowse or display in your favourite annotation viewer (Artemis, AGUI). These are plain text files, and will open in a text editor as well if needed.</text:p>
      <text:p text:style-name="P13">The file has genes tagged with raw and normalised counts as well as 5'UTR-lengths. The hallmark is only one entry per mapped tag, however these are tagged with the sequence of each mapping tag, as well as the start position and gene name of the allocated gene. </text:p>
      <text:p text:style-name="P13">For gbrowse loading, note that only the individual chromosome split files are provided with gbrowse required chromosome length headers.</text:p>
      <text:p text:style-name="Standard"/>
      <text:p text:style-name="P5"><text:span text:style-name="T3">&lt;tagfile&gt;_vs_&lt;refsequencename&gt;.&lt;</text:span>maq&gt;map<text:span text:style-name="T2">.[category].UTRlen[.genes].pdf</text:span></text:p>
      <text:p text:style-name="P13">UTR length histograms. Default categories include </text:p>
      <text:p text:style-name="P13"><text:span text:style-name="T4">all_pos_UTRs_lt2k</text:span> and <text:span text:style-name="T4">genes_with_major_UTR_lt2k</text:span>. The .genes files count each length once, the default weight with transcript counts.</text:p>
      <text:p text:style-name="Standard"/>
      <text:p text:style-name="Standard"><text:span text:style-name="T6">&lt;tagfile&gt;_vs_&lt;refsequencename&gt;.&lt;</text:span><text:span text:style-name="T4">maq&gt;map[.category].once.</text:span><text:span text:style-name="T5">splicesites.out.pdf</text:span></text:p>
      <text:p text:style-name="P13">Splicesite logos. Category is one of <text:span text:style-name="T4">[major/minor/internal/external]. </text:span>Only the version with each individual site counted once is created by default. seqlogo v2 uses up a huge amount of memory for the complete per transcript version, which also is not TPM scaled. Run the <text:span text:style-name="T4">extract_splicesites.pl</text:span> without the -1 option to create full sets. Or even better, add a call to the ExtractSites bash function in <text:span text:style-name="T4">run_maq.sh</text:span> after the existing calls. <text:s/>E.g. <text:span text:style-name="T1">ExtractSites “all” “”</text:span> would do the trick.</text:p>
      <text:p text:style-name="Standard"/>
      <text:p text:style-name="Standard">Other files that you may be interested in include:</text:p>
      <text:p text:style-name="Standard"/>
      <text:p text:style-name="P5">&lt;tagfile&gt;_vs_&lt;refequencename&gt;.&lt;maq&gt;map<text:span text:style-name="T2">.gff</text:span></text:p>
      <text:p text:style-name="P13">GFF3 file containing raw mapping results – much data. Also available in high quality version (if enabled), and both of those also split into per chromosome. </text:p>
      <text:p text:style-name="Standard"><text:tab/></text:p>
      <text:p text:style-name="P10">&lt;tagfile&gt;_vs_&lt;refequencename&gt;.&lt;maq&gt;map<text:span text:style-name="T2">.gene.gff</text:span></text:p>
      <text:p text:style-name="P13">Each gene is provided with tags for the individual mapped reads allocated, and individual tags are tagged with the allocated gene. GFF3 and in principle gbrowse compliant, but will need quite some database and rendering power.</text:p>
      <text:p text:style-name="P13"><text:soft-page-break/></text:p>
      <text:p text:style-name="P21"><text:span text:style-name="T3">&lt;tagfile&gt;_vs_&lt;refequencename&gt;.&lt;maq&gt;map.</text:span><text:span text:style-name="T2">antisense.log</text:span></text:p>
      <text:p text:style-name="P22"><text:span text:style-name="T3">&lt;tagfile&gt;_vs_&lt;refequencename&gt;.&lt;maq&gt;map.</text:span>antisense.gff</text:p>
      <text:p text:style-name="P13">Antisense splice sites, per chromosome counts overview in the log and details in the gff file.</text:p>
      <text:p text:style-name="P14"/>
      <text:p text:style-name="P22"><text:span text:style-name="T3">&lt;tagfile&gt;_vs_&lt;refequencename&gt;.&lt;maq&gt;map</text:span>.uorf.tab</text:p>
      <text:p text:style-name="P15">When uORF analysis is enabled, this file provides a count of uORFs and N-term-extension sites for each gene, in addition to the information provided in the ordinary<text:span text:style-name="T2"> </text:span><text:span text:style-name="T6">.tab</text:span><text:span text:style-name="T3"> </text:span>files. It has a column showing if the major UTR has uORFs, and one for the major SL add position, not only major UTR len.</text:p>
      <text:p text:style-name="P22"><text:span text:style-name="T3">&lt;tagfile&gt;_vs_&lt;refequencename&gt;.&lt;maq&gt;map[.q&lt;cutoff&gt;]</text:span>.counts.&lt;subcategory&gt;.tab</text:p>
      <text:p text:style-name="P13">Where subcategory is one of <text:span text:style-name="T4">genes_with_major_site_internal, genes_with_only_internal_sites, genes_with_shortest_UTR_gt2k, genes_with_major_UTR_gt2k,</text:span> and <text:span text:style-name="T4">genes_with_major_UTR_lt2k</text:span>, and these also havetheir high quality <text:span text:style-name="T4">q[cutoff]</text:span> counterparts. Hopefully selfexplanatory subcategories of genes in the standard counts.tab format. Useful for annotation updates and trouble shooting.</text:p>
      <text:h text:style-name="Heading_20_3" text:outline-level="3">Preparing a comparison between libraries</text:h>
      <text:p text:style-name="Text_20_body">If you will be running the comparison in the same directory as the mapping, you can procede directly to constructing a comparison file. If you do not, please first copy the counts.tab files you will want to use, along with the tagfile.fastq files to the new directory. Do consider soft or hard links to these, as they can be somewhat big. And this part of the pipeline only really uses them to calculate the library sizes.</text:p>
      <text:p text:style-name="Standard">The main component in a comparison is an orderded list of the counts tabs for the libraries you want to compare. Line/library order is important for image generation, tab file column order, the order in each pairwise comparison, etc. The first column has the counts tab file name, then follows a tab and the name of the library as you want it to appear on tables, figures etc.</text:p>
      <text:p text:style-name="P19"/>
      <text:p text:style-name="P26">GDG-9.Size23andup_vs_Tbrucei_TriTrypDB-1.1.maqmap.counts.tab<text:tab/>LongSlender</text:p>
      <text:p text:style-name="P26">GDG-10.Size23andup_vs_Tbrucei_TriTrypDB-1.1.maqmap.counts.tab<text:tab/>ShortStumpy</text:p>
      <text:p text:style-name="P20">GDG-7.Size23andup_vs_Tbrucei_TriTrypDB-1.1.maqmap.counts.tab<text:tab/><text:tab/>PC</text:p>
      <text:p text:style-name="P5">filename: slc.comparison.list</text:p>
      <text:h text:style-name="Heading_20_3" text:outline-level="3">Running a comparison between libraries</text:h>
      <text:p text:style-name="P26">run_comparison.sh &lt;comparison.list&gt; [gene_feature_type(gene)] [kegg_organism(tbr)]</text:p>
      <text:p text:style-name="Text_20_body">The comparison pipeline is run much like the one for mapping individual libraries. The optional gene feature name should be the same as for the mapping pipeline. The KEGG organism identifiers are as they appear on the KEGG website (http://www.genome.jp/kegg/pathway.html) and ftp-site.</text:p>
      <text:p text:style-name="Text_20_body">The script takes an additional environment variable:</text:p>
      <text:p text:style-name="P5">usekegg<text:tab/><text:tab/>(no)</text:p>
      <text:p text:style-name="P15">Run pathway analyses. You will need an internet connection, and some luck in order that the KEGG people have not once again changed their pathway file formats.</text:p>
      <text:p text:style-name="Text_20_body">Then the script is run:</text:p>
      <text:p text:style-name="P29">$BINDIR/run_comparison.sh slc.comparison.list tbr</text:p>
      <text:p text:style-name="Text_20_body">Again, you will find a number of results files after the computation finishes.</text:p>
      <text:p text:style-name="P5"><text:soft-page-break/><text:s/>&lt;libname&gt;_vs_&lt;libname&gt;.&lt;alignmentprogram&gt;.map.counts.compare</text:p>
      <text:p text:style-name="P15">Pairwise comparison files. Contains four sections, heralded by lines starting with <text:span text:style-name="T4">***</text:span>. <text:span text:style-name="T2">Differential splicing:</text:span> significantly different (P &lt; 1e-5) major alternative splice sites. <text:span text:style-name="T2">Alternative splicing:</text:span> genes with major splice site with &lt;60% of the total counts for that gene. <text:span text:style-name="T2">Up significantly:</text:span> significantly (P &lt; 1e-5) upregulated genes (up in A.maqmap.count.tab) ordered by fold change. <text:span text:style-name="T2">Down significantly: </text:span><text:s/>significantly (P &lt; 1e-5) upregulated genes (up in B.maqmap.count.tab) ordered by fold change. The four tables have separate table headers, starting with <text:span text:style-name="T4">###</text:span> and some have brief summaries starting with <text:span text:style-name="T4">===</text:span><text:span text:style-name="T6">. </text:span><text:span text:style-name="T8">The last two tables are also available on their own as one .</text:span><text:span text:style-name="T6">reg</text:span><text:span text:style-name="T8"> file</text:span><text:span text:style-name="T6">.</text:span></text:p>
      <text:p text:style-name="Standard"><text:span text:style-name="T4">&lt;comparison.list&gt;</text:span><text:span text:style-name="T5">[.sign].norm.tab</text:span></text:p>
      <text:p text:style-name="P15">Tab separated list of tag counts for all genes (significantly changed only in the .sign files). Useful for inspecting details on ones favourite genes or chromosome using a text editor, import into a spreadsheet program or further analysis, clustering and heatmap plotting with e.g. MeV (<text:a xlink:type="simple" xlink:href="http://www.tm4.org/">http://www.tm4.org/</text:a>) or bioconductor (http://www.bioconductor.org).</text:p>
      <text:p text:style-name="Standard"><text:span text:style-name="T4">&lt;comparison.list&gt;</text:span><text:span text:style-name="T5">.norm.scatterall.pdf</text:span></text:p>
      <text:p text:style-name="P15">Scatterplot of all libraries against all. Genes significantly different between any pair of stages only shown on the subdiagonal.</text:p>
      <text:list xml:id="list706082382" text:style-name="L2">
        <text:list-header>
          <text:p text:style-name="P35"><text:span text:style-name="T4">&lt;libtabfilename&gt;</text:span><text:span text:style-name="T5">.altsplicestat.tab</text:span></text:p>
        </text:list-header>
      </text:list>
      <text:p text:style-name="P15"><text:span text:style-name="T7">Interesting alternatively spliced genes, filtered according to criteria as shown in the lines begining with </text:span><text:span text:style-name="T4">===. </text:span>Available on a per library base.</text:p>
      <text:p text:style-name="P27">pathway.summary.tab</text:p>
      <text:p text:style-name="Text_20_body"><text:tab/>Tag counts summed over each KEGG pathway for the organism.</text:p>
      <text:p text:style-name="P28">pathway<text:span text:style-name="T2">.foldavg.</text:span>summary.tab</text:p>
      <text:p text:style-name="Text_20_body"><text:span text:style-name="T4"><text:tab/></text:span>Relative tag counts<text:span text:style-name="T4"> </text:span>over each KEGG pathway for the organism.</text:p>
      <text:p text:style-name="Text_20_body"><text:span text:style-name="T4">&lt;comparison.list&gt;.</text:span><text:span text:style-name="T5">summary</text:span></text:p>
      <text:p text:style-name="P15">Number of significantly regulated genes per pairwise comparison.</text:p>
      <text:h text:style-name="Heading_20_3" text:outline-level="3">RNAseq mapping</text:h>
      <text:p text:style-name="P25">This is not expected to be run too often again, but the interface is highly similar to the SLT mapping.</text:p>
      <text:p text:style-name="P23">run_rnaseqmap.sh &lt;tagfile.fastq&gt; &lt;referenecesequencename.fasta&gt; [gene_feature_type(gene)]</text:p>
      <text:p text:style-name="P23"/>
      <text:p text:style-name="P24">It accepts fewer environment variable options, as those pertaining to uORF mapping and splicesite drawing are not applicable.</text:p>
      <text:p text:style-name="P24">Only the core set of gff files and tables are produced. A novelty is a set of .wig files, giving per column tag densities for loading onto e.g. gbrowse.</text:p>
      <text:h text:style-name="P38" text:outline-level="3">Questions</text:h>
      <text:p text:style-name="Text_20_body"><text:span text:style-name="T9"><text:tab/></text:span><text:span text:style-name="T7">Questions can be forwarded to </text:span><text:a xlink:type="simple" xlink:href="mailto:daniel.nilsson@izb.unibe.ch"><text:span text:style-name="T7">daniel.nilsson@izb.unibe.ch</text:span></text:a><text:span text:style-name="T7"> or </text:span><text:a xlink:type="simple" xlink:href="mailto:daniel.k.nilsson@gmail.com"><text:span text:style-name="T7">daniel.k.nilsson@gmail.com</text:span></text:a><text:span text:style-name="T7">.</text:span></text:p>
      <text:p text:style-name="P3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halkboard1" svg:font-family="Chalkboard" style:font-pitch="variable"/>
    <style:font-face style:name="Chalkboard" svg:font-family="Chalkboar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Nilsson</meta:initial-creator>
    <meta:creation-date>2010-01-26T14:51:15</meta:creation-date>
    <dc:date>2010-03-09T17:33:32</dc:date>
    <dc:creator>Daniel Nilsson</dc:creator>
    <meta:editing-duration>PT26H29M54S</meta:editing-duration>
    <meta:editing-cycles>29</meta:editing-cycles>
    <meta:generator>OpenOffice.org/3.2$Unix OpenOffice.org_project/320m12$Build-9483</meta:generator>
    <meta:document-statistic meta:table-count="0" meta:image-count="0" meta:object-count="0" meta:page-count="6" meta:paragraph-count="147" meta:word-count="2016" meta:character-count="14921"/>
  </office:meta>
</office:document-meta>
</file>